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" svg:font-family="Inter, arial, sans-serif"/>
    <style:font-face style:name="Lohit Devanagari1" svg:font-family="'Lohit Devanagari'"/>
    <style:font-face style:name="Source Code Pro" svg:font-family="'Source Code Pro', Menlo, Consolas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1d8288" officeooo:paragraph-rsid="00088712" style:font-size-asian="26pt" style:font-size-complex="26pt"/>
    </style:style>
    <style:style style:name="P2" style:family="paragraph" style:parent-style-name="Standard">
      <style:text-properties fo:font-size="18pt" officeooo:rsid="001d8288" officeooo:paragraph-rsid="00088712" style:font-size-asian="15.75pt" style:font-size-complex="18pt"/>
    </style:style>
    <style:style style:name="P3" style:family="paragraph" style:parent-style-name="Standard">
      <style:text-properties fo:font-variant="normal" fo:text-transform="none" style:font-name="Liberation Serif" fo:font-size="18pt" fo:letter-spacing="normal" fo:font-style="normal" fo:font-weight="normal" officeooo:rsid="00088712" officeooo:paragraph-rsid="00088712" style:font-size-asian="18pt" style:font-size-complex="18pt" loext:padding="0cm" loext:border="none"/>
    </style:style>
    <style:style style:name="P4" style:family="paragraph" style:parent-style-name="Standard">
      <style:text-properties fo:font-variant="normal" fo:text-transform="none" style:font-name="Liberation Serif" fo:font-size="18pt" fo:letter-spacing="normal" fo:font-style="normal" fo:font-weight="normal" officeooo:rsid="0008b710" officeooo:paragraph-rsid="0008b710" style:font-size-asian="18pt" style:font-size-complex="18pt" loext:padding="0cm" loext:border="none"/>
    </style:style>
    <style:style style:name="P5" style:family="paragraph" style:parent-style-name="Standard">
      <style:text-properties fo:font-variant="normal" fo:text-transform="none" style:font-name="Liberation Serif" fo:font-size="18pt" fo:letter-spacing="normal" fo:font-style="normal" fo:font-weight="normal" officeooo:rsid="0008fa12" officeooo:paragraph-rsid="0008fa12" style:font-size-asian="18pt" style:font-size-complex="18pt" loext:padding="0cm" loext:border="none"/>
    </style:style>
    <style:style style:name="P6" style:family="paragraph" style:parent-style-name="Standard">
      <style:text-properties fo:font-variant="normal" fo:text-transform="none" style:font-name="Liberation Serif" fo:font-size="18pt" fo:letter-spacing="normal" fo:font-style="normal" fo:font-weight="normal" officeooo:rsid="000de10e" officeooo:paragraph-rsid="000de10e" style:font-size-asian="18pt" style:font-size-complex="18pt" loext:padding="0cm" loext:border="none"/>
    </style:style>
    <style:style style:name="P7" style:family="paragraph" style:parent-style-name="Standard">
      <style:text-properties fo:font-variant="normal" fo:text-transform="none" style:font-name="Liberation Serif" fo:font-size="18pt" fo:letter-spacing="normal" fo:font-style="normal" fo:font-weight="normal" officeooo:rsid="00112c43" officeooo:paragraph-rsid="00112c43" style:font-size-asian="18pt" style:font-size-complex="18pt" loext:padding="0cm" loext:border="none"/>
    </style:style>
    <style:style style:name="P8" style:family="paragraph" style:parent-style-name="Standard">
      <style:text-properties style:font-name="Liberation Serif" fo:font-size="18pt" officeooo:rsid="00088712" officeooo:paragraph-rsid="00088712" style:font-size-asian="18pt" style:font-size-complex="18pt"/>
    </style:style>
    <style:style style:name="P9" style:family="paragraph" style:parent-style-name="Standard">
      <style:text-properties style:font-name="Liberation Serif" fo:font-size="18pt" officeooo:paragraph-rsid="00088712" style:font-size-asian="18pt" style:font-size-complex="18pt"/>
    </style:style>
    <style:style style:name="P10" style:family="paragraph" style:parent-style-name="Standard">
      <style:text-properties style:font-name="Liberation Serif" fo:font-size="18pt" officeooo:paragraph-rsid="0008b710" style:font-size-asian="18pt" style:font-size-complex="18pt"/>
    </style:style>
    <style:style style:name="P11" style:family="paragraph" style:parent-style-name="Standard">
      <style:text-properties style:font-name="Liberation Serif" fo:font-size="18pt" officeooo:rsid="0008b710" officeooo:paragraph-rsid="0008b710" style:font-size-asian="18pt" style:font-size-complex="18pt"/>
    </style:style>
    <style:style style:name="P12" style:family="paragraph" style:parent-style-name="Standard">
      <style:text-properties style:font-name="Liberation Serif" fo:font-size="18pt" officeooo:paragraph-rsid="0008fa12" style:font-size-asian="18pt" style:font-size-complex="18pt"/>
    </style:style>
    <style:style style:name="P13" style:family="paragraph" style:parent-style-name="Standard">
      <style:text-properties style:font-name="Liberation Serif" fo:font-size="18pt" officeooo:paragraph-rsid="000a72b8" style:font-size-asian="18pt" style:font-size-complex="18pt"/>
    </style:style>
    <style:style style:name="P14" style:family="paragraph" style:parent-style-name="Standard">
      <style:text-properties style:font-name="Liberation Serif" fo:font-size="18pt" officeooo:rsid="000a72b8" officeooo:paragraph-rsid="000a72b8" style:font-size-asian="18pt" style:font-size-complex="18pt"/>
    </style:style>
    <style:style style:name="P15" style:family="paragraph" style:parent-style-name="Standard">
      <style:text-properties style:font-name="Liberation Serif" fo:font-size="18pt" officeooo:rsid="000a9e75" officeooo:paragraph-rsid="000a9e75" style:font-size-asian="18pt" style:font-size-complex="18pt"/>
    </style:style>
    <style:style style:name="P16" style:family="paragraph" style:parent-style-name="Standard">
      <style:text-properties style:font-name="Liberation Serif" fo:font-size="18pt" officeooo:rsid="000bef75" officeooo:paragraph-rsid="000bef75" style:font-size-asian="18pt" style:font-size-complex="18pt"/>
    </style:style>
    <style:style style:name="P17" style:family="paragraph" style:parent-style-name="Standard">
      <style:text-properties style:font-name="Liberation Serif" fo:font-size="18pt" officeooo:paragraph-rsid="000de10e" style:font-size-asian="18pt" style:font-size-complex="18pt"/>
    </style:style>
    <style:style style:name="P18" style:family="paragraph" style:parent-style-name="Standard">
      <style:text-properties style:font-name="Liberation Serif" fo:font-size="18pt" officeooo:rsid="000f2f11" officeooo:paragraph-rsid="000f2f11" style:font-size-asian="18pt" style:font-size-complex="18pt"/>
    </style:style>
    <style:style style:name="P19" style:family="paragraph" style:parent-style-name="Standard">
      <style:text-properties style:font-name="Liberation Serif" fo:font-size="18pt" officeooo:paragraph-rsid="000f2f11" style:font-size-asian="18pt" style:font-size-complex="18pt"/>
    </style:style>
    <style:style style:name="P20" style:family="paragraph" style:parent-style-name="Standard">
      <style:text-properties style:font-name="Liberation Serif" fo:font-size="18pt" officeooo:paragraph-rsid="000fe6a0" style:font-size-asian="18pt" style:font-size-complex="18pt"/>
    </style:style>
    <style:style style:name="P21" style:family="paragraph" style:parent-style-name="Standard">
      <style:text-properties style:font-name="Liberation Serif" fo:font-size="18pt" officeooo:rsid="0010cd4d" officeooo:paragraph-rsid="0010cd4d" style:font-size-asian="18pt" style:font-size-complex="18pt"/>
    </style:style>
    <style:style style:name="P22" style:family="paragraph" style:parent-style-name="Standard">
      <style:text-properties style:font-name="Liberation Serif" fo:font-size="18pt" officeooo:paragraph-rsid="0010cd4d" style:font-size-asian="18pt" style:font-size-complex="18pt"/>
    </style:style>
    <style:style style:name="P23" style:family="paragraph" style:parent-style-name="Standard">
      <style:text-properties style:font-name="Liberation Serif" fo:font-size="18pt" officeooo:paragraph-rsid="00112c43" style:font-size-asian="18pt" style:font-size-complex="18pt"/>
    </style:style>
    <style:style style:name="P24" style:family="paragraph" style:parent-style-name="Standard">
      <style:text-properties style:font-name="Liberation Serif" fo:font-size="18pt" officeooo:rsid="00112c43" officeooo:paragraph-rsid="00112c43" style:font-size-asian="18pt" style:font-size-complex="18pt"/>
    </style:style>
    <style:style style:name="P25" style:family="paragraph" style:parent-style-name="Standard">
      <style:text-properties fo:font-size="26pt" fo:font-weight="bold" officeooo:rsid="00130710" officeooo:paragraph-rsid="00130710" style:font-size-asian="26pt" style:font-weight-asian="bold" style:font-size-complex="26pt" style:font-weight-complex="bold"/>
    </style:style>
    <style:style style:name="T1" style:family="text">
      <style:text-properties fo:font-variant="normal" fo:text-transform="none" fo:color="#cb3600" fo:letter-spacing="normal" fo:font-style="normal" fo:font-weight="normal" loext:padding="0cm" loext:border="none"/>
    </style:style>
    <style:style style:name="T2" style:family="text">
      <style:text-properties fo:font-variant="normal" fo:text-transform="none" fo:letter-spacing="normal" fo:font-style="normal" fo:font-weight="normal" officeooo:rsid="001d8288" loext:padding="0cm" loext:border="none"/>
    </style:style>
    <style:style style:name="T3" style:family="text">
      <style:text-properties fo:font-variant="normal" fo:text-transform="none" fo:letter-spacing="normal" fo:font-style="normal" fo:font-weight="normal" loext:padding="0cm" loext:border="none"/>
    </style:style>
    <style:style style:name="T4" style:family="text">
      <style:text-properties fo:font-variant="normal" fo:text-transform="none" fo:letter-spacing="normal" fo:font-style="normal" fo:font-weight="normal" officeooo:rsid="00088712" loext:padding="0cm" loext:border="none"/>
    </style:style>
    <style:style style:name="T5" style:family="text">
      <style:text-properties fo:font-variant="normal" fo:text-transform="none" fo:letter-spacing="normal" fo:font-style="normal" fo:font-weight="normal" officeooo:rsid="0008b710" loext:padding="0cm" loext:border="none"/>
    </style:style>
    <style:style style:name="T6" style:family="text">
      <style:text-properties fo:font-variant="normal" fo:text-transform="none" fo:letter-spacing="normal" fo:font-style="normal" fo:font-weight="normal" officeooo:rsid="0008fa12" loext:padding="0cm" loext:border="none"/>
    </style:style>
    <style:style style:name="T7" style:family="text">
      <style:text-properties fo:font-variant="normal" fo:text-transform="none" fo:letter-spacing="normal" fo:font-style="normal" fo:font-weight="normal" officeooo:rsid="000a72b8" loext:padding="0cm" loext:border="none"/>
    </style:style>
    <style:style style:name="T8" style:family="text">
      <style:text-properties fo:font-variant="normal" fo:text-transform="none" fo:letter-spacing="normal" fo:font-style="normal" fo:font-weight="normal" officeooo:rsid="000a9e75" loext:padding="0cm" loext:border="none"/>
    </style:style>
    <style:style style:name="T9" style:family="text">
      <style:text-properties fo:font-variant="normal" fo:text-transform="none" fo:letter-spacing="normal" fo:font-style="normal" fo:font-weight="normal" officeooo:rsid="000bef75" loext:padding="0cm" loext:border="none"/>
    </style:style>
    <style:style style:name="T10" style:family="text">
      <style:text-properties fo:font-variant="normal" fo:text-transform="none" fo:letter-spacing="normal" fo:font-style="normal" fo:font-weight="normal" officeooo:rsid="000de10e" loext:padding="0cm" loext:border="none"/>
    </style:style>
    <style:style style:name="T11" style:family="text">
      <style:text-properties fo:font-variant="normal" fo:text-transform="none" fo:letter-spacing="normal" fo:font-style="normal" fo:font-weight="normal" officeooo:rsid="000f2f11" loext:padding="0cm" loext:border="none"/>
    </style:style>
    <style:style style:name="T12" style:family="text">
      <style:text-properties fo:font-variant="normal" fo:text-transform="none" fo:letter-spacing="normal" fo:font-style="normal" fo:font-weight="normal" officeooo:rsid="000fe6a0" loext:padding="0cm" loext:border="none"/>
    </style:style>
    <style:style style:name="T13" style:family="text">
      <style:text-properties fo:font-variant="normal" fo:text-transform="none" fo:letter-spacing="normal" fo:font-style="normal" fo:font-weight="normal" officeooo:rsid="0010cd4d" loext:padding="0cm" loext:border="none"/>
    </style:style>
    <style:style style:name="T14" style:family="text">
      <style:text-properties fo:font-variant="normal" fo:text-transform="none" fo:letter-spacing="normal" fo:font-style="normal" fo:font-weight="normal" officeooo:rsid="00112c43" loext:padding="0cm" loext:border="none"/>
    </style:style>
    <style:style style:name="T15" style:family="text">
      <style:text-properties fo:font-variant="normal" fo:text-transform="none" fo:letter-spacing="normal" fo:font-style="normal" fo:font-weight="normal" officeooo:rsid="0025be72" loext:padding="0cm" loext:border="none"/>
    </style:style>
    <style:style style:name="T16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8"/><text:span text:style-name="T16"><text:s text:c="2"/>STRINGS</text:span></text:p>
      <text:p text:style-name="P25"><text:tab/><text:tab/><text:tab/><text:tab/><text:tab/> <text:s text:c="2"/>Answers</text:p>
      <text:p text:style-name="P2"/>
      <text:p text:style-name="P8">1. <text:span text:style-name="T2">b.strnset()</text:span></text:p>
      <text:p text:style-name="P8"><text:span text:style-name="T2">2. </text:span><text:span text:style-name="T3">0</text:span></text:p>
      <text:p text:style-name="P9"><text:span text:style-name="T4">3. </text:span><text:span text:style-name="T3">printf("\\n");</text:span></text:p>
      <text:p text:style-name="P3">4. strrchr()</text:p>
      <text:p text:style-name="P3">5. strstr()</text:p>
      <text:p text:style-name="P3">6. gets();</text:p>
      <text:p text:style-name="P3">7. Hello World</text:p>
      <text:p text:style-name="P3">8. A</text:p>
      <text:p text:style-name="P3">9. 6</text:p>
      <text:p text:style-name="P8"><text:span text:style-name="T3">10. </text:span><text:span text:style-name="T5">morning</text:span></text:p>
      <text:p text:style-name="P4">11. India</text:p>
      <text:p text:style-name="P4">12. cba</text:p>
      <text:p text:style-name="P4">13. India</text:p>
      <text:p text:style-name="P10"><text:span text:style-name="T5">14. </text:span><text:span text:style-name="T3">Cannot predict</text:span></text:p>
      <text:p text:style-name="P10"><text:span text:style-name="T5">15. </text:span><text:span text:style-name="T3">Suresh, Siva, Sona, Ritu, Baiju</text:span></text:p>
      <text:p text:style-name="P4">16. 5</text:p>
      <text:p text:style-name="P11"><text:span text:style-name="T3">17. </text:span><text:span text:style-name="T6">0</text:span></text:p>
      <text:p text:style-name="P5">18. 0</text:p>
      <text:p text:style-name="P5">19. hhe!</text:p>
      <text:p text:style-name="P12"><text:span text:style-name="T6">20. </text:span><text:span text:style-name="T3">4, 2, 8</text:span></text:p>
      <text:p text:style-name="P13"><text:span text:style-name="T6">2</text:span><text:span text:style-name="T7">1. </text:span><text:span text:style-name="T3">The string is not empty</text:span></text:p>
      <text:p text:style-name="P14"><text:span text:style-name="T3">22. </text:span><text:span text:style-name="T8">1,1,4</text:span></text:p>
      <text:p text:style-name="P15"><text:span text:style-name="T3">23. </text:span><text:span text:style-name="T9">11,4,1,1</text:span></text:p>
      <text:p text:style-name="P16"><text:span text:style-name="T3">24. </text:span><text:span text:style-name="T10">k,k</text:span></text:p>
      <text:p text:style-name="P6">25. Hello</text:p>
      <text:p text:style-name="P6">26. 11</text:p>
      <text:p text:style-name="P17"><text:span text:style-name="T10">27. </text:span><text:span text:style-name="T3">Garbage value</text:span></text:p>
      <text:p text:style-name="P17"><text:span text:style-name="T10">28. </text:span><text:span text:style-name="T3">Error</text:span></text:p>
      <text:p text:style-name="P17"><text:span text:style-name="T10">29. </text:span><text:span text:style-name="T3">Error</text:span></text:p>
      <text:p text:style-name="P18"><text:span text:style-name="T10">3</text:span><text:span text:style-name="T3">0. BIX</text:span></text:p>
      <text:p text:style-name="P19"><text:span text:style-name="T11">31. </text:span><text:span text:style-name="T3">The sentence will get printed in reverse order</text:span></text:p>
      <text:p text:style-name="P20"><text:soft-page-break/><text:span text:style-name="T11">3</text:span><text:span text:style-name="T12">2. </text:span><text:span text:style-name="T3">Hello IndiaBIX</text:span></text:p>
      <text:p text:style-name="P20"><text:span text:style-name="T12">33. </text:span><text:span text:style-name="T3">IndiaBIX IndiaBIX</text:span></text:p>
      <text:p text:style-name="P21"><text:span text:style-name="T12">3</text:span><text:span text:style-name="T3">4. 24,5</text:span></text:p>
      <text:p text:style-name="P22"><text:span text:style-name="T13">35. </text:span><text:span text:style-name="T3">The string is empty</text:span></text:p>
      <text:p text:style-name="P22"><text:span text:style-name="T13">36. </text:span><text:span text:style-name="T3">Unpredictable integer value</text:span></text:p>
      <text:p text:style-name="P22"><text:span text:style-name="T13">37. </text:span><text:span text:style-name="T3">Error</text:span></text:p>
      <text:p text:style-name="P22"><text:span text:style-name="T13">38. </text:span><text:span text:style-name="T3">Unequal</text:span></text:p>
      <text:p text:style-name="P23"><text:span text:style-name="T13">3</text:span><text:span text:style-name="T14">9. </text:span><text:span text:style-name="T3">BIX India</text:span></text:p>
      <text:p text:style-name="P7">40. e</text:p>
      <text:p text:style-name="P23"><text:span text:style-name="T14">41. </text:span><text:span text:style-name="T3">1022 Hello2</text:span></text:p>
      <text:p text:style-name="P23"><text:span text:style-name="T14">42. </text:span><text:span text:style-name="T3">The code converts lower case character to upper case</text:span></text:p>
      <text:p text:style-name="P23"><text:span text:style-name="T14">43. </text:span><text:span text:style-name="T3">2, 3, 4</text:span></text:p>
      <text:p text:style-name="P24"><text:span text:style-name="T3">44. </text:span><text:span text:style-name="T15">1, 2, 3</text:span></text:p>
      <text:p text:style-name="P23"><text:span text:style-name="T15">4</text:span><text:span text:style-name="T14">5. </text:span><text:span text:style-name="T1">strcmp(s1, s2)</text:span><text:span text:style-name="T3"> returns 0 if s1==s2</text:span></text:p>
      <text:p text:style-name="P7">46. No</text:p>
      <text:p text:style-name="P7">47.Yes</text:p>
      <text:p text:style-name="P7">48.Yes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ter" svg:font-family="Inter, arial, sans-serif"/>
    <style:font-face style:name="Lohit Devanagari1" svg:font-family="'Lohit Devanagari'"/>
    <style:font-face style:name="Source Code Pro" svg:font-family="'Source Code Pro', Menlo, Consolas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7T16:05:13.648194700</meta:creation-date>
    <dc:date>2023-03-18T11:22:02.720940084</dc:date>
    <meta:editing-duration>PT31M30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50" meta:word-count="142" meta:character-count="715" meta:non-whitespace-character-count="585"/>
  </office:meta>
</office:document-meta>
</file>